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MMono10-Regular" svg:font-family="LMMono10-Regular"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color="#808080" fo:font-weight="bold" officeooo:rsid="0010e729" officeooo:paragraph-rsid="0010e729" style:font-weight-asian="bold" style:font-weight-complex="bold"/>
    </style:style>
    <style:style style:name="P2" style:family="paragraph" style:parent-style-name="Text_20_body">
      <style:text-properties officeooo:paragraph-rsid="0010e729"/>
    </style:style>
    <style:style style:name="P3" style:family="paragraph" style:parent-style-name="Text_20_body">
      <style:text-properties officeooo:rsid="0015d4f5" officeooo:paragraph-rsid="0015d4f5"/>
    </style:style>
    <style:style style:name="P4" style:family="paragraph" style:parent-style-name="Title">
      <style:text-properties officeooo:rsid="00103141" officeooo:paragraph-rsid="00103141"/>
    </style:style>
    <style:style style:name="P5" style:family="paragraph" style:parent-style-name="Subtitle">
      <style:text-properties officeooo:rsid="000db3d2" officeooo:paragraph-rsid="000db3d2"/>
    </style:style>
    <style:style style:name="P6" style:family="paragraph" style:parent-style-name="Text_20_body">
      <style:text-properties fo:color="#808080" fo:font-weight="bold" officeooo:rsid="0010e729" officeooo:paragraph-rsid="0010e729" style:font-weight-asian="bold" style:font-weight-complex="bold"/>
    </style:style>
    <style:style style:name="P7" style:family="paragraph" style:parent-style-name="Text_20_body">
      <style:text-properties officeooo:rsid="0019db2f" officeooo:paragraph-rsid="0019db2f"/>
    </style:style>
    <style:style style:name="P8" style:family="paragraph" style:parent-style-name="Text_20_body" style:list-style-name="L1">
      <style:text-properties officeooo:rsid="0019db2f" officeooo:paragraph-rsid="0019db2f"/>
    </style:style>
    <style:style style:name="T1" style:family="text">
      <style:text-properties officeooo:rsid="00103141"/>
    </style:style>
    <style:style style:name="T2" style:family="text">
      <style:text-properties fo:color="#808080" fo:font-weight="bold" officeooo:rsid="0010e729" style:font-weight-asian="bold" style:font-weight-complex="bold"/>
    </style:style>
    <style:style style:name="T3" style:family="text">
      <style:text-properties fo:color="#808080" fo:font-weight="bold" officeooo:rsid="0012027c" style:font-weight-asian="bold" style:font-weight-complex="bold"/>
    </style:style>
    <style:style style:name="T4" style:family="text">
      <style:text-properties officeooo:rsid="001aa1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yse statique avec PMD</text:p>
      <text:p text:style-name="P5">TP<text:span text:style-name="T1">3</text:span> – VV</text:p>
      <text:p text:style-name="P1"/>
      <text:p text:style-name="P1">Question 2 :</text:p>
      <text:p text:style-name="P3">En générant le rapport sur les sources de PMD, on peut remarquer qu'il y a une quantité importantes de fautes. Ce qui peut sembler <text:span text:style-name="T4">étonnant.</text:span> En effet, PMD ne respecte pas ses propres règles.</text:p>
      <text:p text:style-name="P1"/>
      <text:p text:style-name="P2"><text:span text:style-name="T2">Compter le nombre de test déclarer avec Junit </text:span><text:span text:style-name="T3">avec un règle PMD.</text:span></text:p>
      <text:p text:style-name="P7">Pour ce qui est de cette question, nous n'avons pas trouvé de solution, mais avons eu plusieurs idées de méthodologie. Tout d'abord, quelque soit la méthodologie, il faut instancier une variable global<text:span text:style-name="T4">e</text:span> servant de compteur.</text:p>
      <text:list xml:id="list40127581717863426" text:style-name="L1">
        <text:list-item>
          <text:p text:style-name="P8">Visiter les méthodes, et pour chaque méthode, utiliser la fonction isJUnitTest (du package sourceforge.pmd.lang.java.rule.junit)</text:p>
        </text:list-item>
        <text:list-item>
          <text:p text:style-name="P8">Visiter les annotations et compter le nombre d'annotation « <text:span text:style-name="T4">T</text:span>est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MMono10-Regular" svg:font-family="LMMono10-Regular"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31S</meta:editing-duration>
    <meta:editing-cycles>15</meta:editing-cycles>
    <meta:generator>LibreOffice/4.4.5.2$Windows_x86 LibreOffice_project/a22f674fd25a3b6f45bdebf25400ed2adff0ff99</meta:generator>
    <dc:date>2015-12-04T14:02:47.125000000</dc:date>
    <meta:document-statistic meta:table-count="0" meta:image-count="0" meta:object-count="0" meta:page-count="1" meta:paragraph-count="8" meta:word-count="117" meta:character-count="718" meta:non-whitespace-character-count="610"/>
    <meta:user-defined meta:name="Info 1"/>
    <meta:user-defined meta:name="Info 2"/>
    <meta:user-defined meta:name="Info 3"/>
    <meta:user-defined meta:name="Info 4"/>
  </office:meta>
</office:document-meta>
</file>